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Table_20_Contents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2" style:family="paragraph" style:parent-style-name="Footnote">
      <style:text-properties style:font-name="Liberation Sans" officeooo:rsid="043ccc66" officeooo:paragraph-rsid="0e849f1d"/>
    </style:style>
    <style:style style:name="P23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Footnote">
      <style:text-properties style:font-name="Liberation Sans" officeooo:paragraph-rsid="100a8329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671814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text-properties officeooo:rsid="0fde3dbd" officeooo:paragraph-rsid="0fde3dbd"/>
    </style:style>
    <style:style style:name="P89" style:family="paragraph" style:parent-style-name="Standard">
      <style:text-properties officeooo:paragraph-rsid="0fcd2b2a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e0463fc"/>
    </style:style>
    <style:style style:name="P92" style:family="paragraph" style:parent-style-name="Standard">
      <style:text-properties officeooo:paragraph-rsid="0e2a40f4"/>
    </style:style>
    <style:style style:name="P93" style:family="paragraph" style:parent-style-name="Standard">
      <style:text-properties officeooo:paragraph-rsid="0fc57c5b"/>
    </style:style>
    <style:style style:name="P94" style:family="paragraph" style:parent-style-name="Standard">
      <style:text-properties officeooo:paragraph-rsid="0ff5414a"/>
    </style:style>
    <style:style style:name="P95" style:family="paragraph" style:parent-style-name="Standard">
      <style:text-properties officeooo:paragraph-rsid="0ff55d50"/>
    </style:style>
    <style:style style:name="P96" style:family="paragraph" style:parent-style-name="Standard">
      <style:text-properties officeooo:paragraph-rsid="100a8329"/>
    </style:style>
    <style:style style:name="P97" style:family="paragraph" style:parent-style-name="Footnote">
      <style:text-properties officeooo:paragraph-rsid="100fdbd8"/>
    </style:style>
    <style:style style:name="P98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100a83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6" style:family="text">
      <style:text-properties fo:color="#000000" loext:opacity="100%" style:font-name="Liberation Sans" fo:font-size="12pt" style:font-size-asian="12pt" style:font-size-complex="12pt"/>
    </style:style>
    <style:style style:name="T2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5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79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style:use-window-font-color="true" loext:opacity="0%" style:font-name="Liberation Sans" officeooo:rsid="047da547"/>
    </style:style>
    <style:style style:name="T28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3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4" style:family="text">
      <style:text-properties style:use-window-font-color="true" loext:opacity="0%" style:font-name="Liberation Sans" fo:font-size="12pt" style:font-size-asian="12pt" style:font-size-complex="12pt"/>
    </style:style>
    <style:style style:name="T315" style:family="text">
      <style:text-properties style:use-window-font-color="true" loext:opacity="0%" style:font-name="Liberation Sans" officeooo:rsid="0efd8e5c"/>
    </style:style>
    <style:style style:name="T31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8" style:family="text">
      <style:text-properties officeooo:rsid="04473353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officeooo:rsid="0aace3cd"/>
    </style:style>
    <style:style style:name="T321" style:family="text">
      <style:text-properties fo:font-size="10pt" style:font-size-asian="10pt" style:font-size-complex="10pt"/>
    </style:style>
    <style:style style:name="T32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officeooo:rsid="0eef9ccc"/>
    </style:style>
    <style:style style:name="T327" style:family="text">
      <style:text-properties officeooo:rsid="0e80285f"/>
    </style:style>
    <style:style style:name="T328" style:family="text">
      <style:text-properties officeooo:rsid="0e838e2a"/>
    </style:style>
    <style:style style:name="T329" style:family="text">
      <style:text-properties officeooo:rsid="0e83c34e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7" style:family="text">
      <style:text-properties officeooo:rsid="0f82bd44"/>
    </style:style>
    <style:style style:name="T338" style:family="text">
      <style:text-properties officeooo:rsid="0f0ca65a"/>
    </style:style>
    <style:style style:name="T339" style:family="text">
      <style:text-properties style:font-name="Liberation Mono" fo:font-size="11pt" style:font-size-asian="11pt" style:font-size-complex="11pt"/>
    </style:style>
    <style:style style:name="T340" style:family="text">
      <style:text-properties officeooo:rsid="0fdff8ab"/>
    </style:style>
    <style:style style:name="T341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8"><text:span text:style-name="T219">C</text:span><text:span text:style-name="T218">hecklist voor </text:span><text:span text:style-name="T220">de installatie</text:span><text:span text:style-name="T218"> van </text:span><text:span text:style-name="T218"><text:user-field-get text:name="Distro">Debian</text:user-field-get></text:span><text:span text:style-name="T221"><text:s/></text:span><text:span text:style-name="T221"><text:user-field-get text:name="Version">12</text:user-field-get></text:span><text:span text:style-name="Strong_20_Emphasis"><text:span text:style-name="T253"><text:s/></text:span></text:span><text:span text:style-name="Strong_20_Emphasis"><text:span text:style-name="T254">LTS</text:span></text:span><text:span text:style-name="T222"><text:note text:id="ftn1" text:note-class="footnote"><text:note-citation>1</text:note-citation><text:note-body><text:p text:style-name="P26"><text:span text:style-name="T259">LTS</text:span><text:span text:style-name="T266"> </text:span><text:span text:style-name="T267">staat voor</text:span><text:span text:style-name="T268"> </text:span><text:span text:style-name="T259">Long-Term Support, langetermijnondersteuning, </text:span><text:span text:style-name="T269">en </text:span><text:span text:style-name="T271">d</text:span><text:span text:style-name="T269">eze </text:span><text:span text:style-name="T275"><text:user-field-get text:name="Distro">Debian</text:user-field-get></text:span><text:span text:style-name="T276"><text:s/></text:span><text:span text:style-name="T276"><text:user-field-get text:name="Version">12</text:user-field-get></text:span><text:span text:style-name="Strong_20_Emphasis"><text:span text:style-name="T255"><text:s/></text:span></text:span><text:span text:style-name="T269">LTS </text:span><text:span text:style-name="T277"><text:user-field-get text:name="Edition">desktop</text:user-field-get></text:span><text:span text:style-name="T280"><text:s/></text:span><text:span text:style-name="T272">(codenaam </text:span><text:span text:style-name="T274">bookworm</text:span><text:span text:style-name="T272">) </text:span><text:span text:style-name="T267">van</text:span><text:span text:style-name="T270"> </text:span><text:span text:style-name="T274">juni</text:span><text:span text:style-name="T263"> </text:span><text:span text:style-name="Strong_20_Emphasis"><text:span text:style-name="T163"><text:user-field-get text:name="Releaseyear">2023</text:user-field-get></text:span></text:span><text:span text:style-name="T263"><text:s/></text:span><text:span text:style-name="T259">wordt </text:span><text:span text:style-name="T264">vijf</text:span><text:span text:style-name="T259"> jaar onder</text:span><text:span text:style-name="T273">steund</text:span><text:span text:style-name="T265"> </text:span><text:span text:style-name="T259">tot </text:span><text:span text:style-name="T274">juni</text:span><text:span text:style-name="T260"> </text:span><text:span text:style-name="T259">202</text:span><text:span text:style-name="T274">8</text:span><text:span text:style-name="T261">.</text:span></text:p></text:note-body></text:note></text:span><text:span text:style-name="T223"> </text:span><text:span text:style-name="T223"><text:user-field-get text:name="Edition">desktop</text:user-field-get></text:span><text:span text:style-name="T224">.</text:span></text:p>
      <text:p text:style-name="P42"/>
      <text:p text:style-name="P41"><text:span text:style-name="T19">Vul </text:span><text:span text:style-name="T20">achter</text:span><text:span text:style-name="T13"> de </text:span><text:span text:style-name="Definition"><text:span text:style-name="T338">ONDERSTREEPTE</text:span></text:span><text:span text:style-name="T1"> </text:span><text:span text:style-name="T14">woorden</text:span><text:span text:style-name="T13"> het</text:span><text:span text:style-name="Strong_20_Emphasis"><text:span text:style-name="T336"> </text:span></text:span><text:span text:style-name="Strong_20_Emphasis"><text:span text:style-name="T335">tekstvak</text:span></text:span><text:span text:style-name="T14"> </text:span><text:span text:style-name="T19">in,</text:span><text:span text:style-name="T14"> </text:span><text:span text:style-name="T281">zie </text:span><text:span text:style-name="T315">[</text:span><text:span text:style-name="T281">toelichting</text:span><text:span text:style-name="T315">]</text:span><text:span text:style-name="T14">:</text:span></text:p>
      <text:p text:style-name="P31"><text:span text:style-name="Definition"><text:span text:style-name="T283">g</text:span></text:span><text:span text:style-name="Definition"><text:span text:style-name="T282">ebruiker</text:span></text:span><text:span text:style-name="T287"><text:tab/><text:tab/></text:span><text:span text:style-name="T314"> <text:tab/><text:tab/></text:span><draw:control text:anchor-type="as-char" svg:y="-0.429cm" draw:z-index="7" draw:name="Gebruiker" draw:style-name="gr2" draw:text-style-name="P104" svg:width="6.002cm" svg:height="0.6cm" draw:control="control8"><svg:title>Gebruiker</svg:title><svg:desc>Volledige naam, bijv. Jan Stek</svg:desc></draw:control><text:span text:style-name="T288"><text:tab/></text:span><text:span text:style-name="T289">[</text:span><text:span text:style-name="T284">volledige naam, bijv. </text:span><text:span text:style-name="T311">J</text:span><text:span text:style-name="T312">a</text:span><text:span text:style-name="T311">n </text:span><text:span text:style-name="T312">Jansen</text:span><text:span text:style-name="T313">]</text:span></text:p>
      <text:p text:style-name="Standard"><text:span text:style-name="Definition"><text:span text:style-name="T283">g</text:span></text:span><text:span text:style-name="Definition">ebruikersnaam</text:span><text:span text:style-name="T282"><text:tab/></text:span><text:span text:style-name="T282"><draw:control text:anchor-type="as-char" svg:y="-0.429cm" draw:z-index="8" draw:name="Gberuikersnaam" draw:style-name="gr2" draw:text-style-name="P104" svg:width="6.002cm" svg:height="0.6cm" draw:control="control9"><svg:title>Gebruikersnaam</svg:title><svg:desc>Korte naam, bijv. jan</svg:desc></draw:control></text:span><text:span text:style-name="T282"><text:tab/></text:span><text:span text:style-name="T7">[</text:span><text:span text:style-name="T6">korte naam, bijv. </text:span><text:span text:style-name="T243">j</text:span><text:span text:style-name="T244">a</text:span><text:span text:style-name="T243">n</text:span><text:span text:style-name="T245">]</text:span></text:p>
      <text:p text:style-name="P27"><text:span text:style-name="Definition"><text:span text:style-name="T291">c</text:span></text:span><text:span text:style-name="Definition">omputernaam</text:span><text:span text:style-name="T290"><text:tab/><text:tab/></text:span><text:span text:style-name="T288"><draw:control text:anchor-type="as-char" svg:y="-0.429cm" draw:z-index="9" draw:name="Computernaam" draw:style-name="gr2" draw:text-style-name="P104" svg:width="6.002cm" svg:height="0.6cm" draw:control="control10"><svg:title>Computernaam</svg:title><svg:desc>Unieke naam van de computer</svg:desc></draw:control></text:span><text:span text:style-name="T288"><text:tab/></text:span><text:span text:style-name="T299">[</text:span><text:span text:style-name="T295">naam van de compute</text:span><text:span text:style-name="T296">r, </text:span><text:span text:style-name="T297">bijv. p</text:span><text:span text:style-name="T298">c02</text:span><text:span text:style-name="T299">]</text:span></text:p>
      <text:p text:style-name="P27"><text:span text:style-name="Definition"><text:span text:style-name="T283">o</text:span></text:span><text:span text:style-name="Definition"><text:span text:style-name="T282">pstartmenu</text:span></text:span><text:span text:style-name="T288"><text:tab/><text:tab/><text:tab/></text:span><text:span text:style-name="T288"><draw:control text:anchor-type="as-char" svg:y="-0.429cm" draw:z-index="10" draw:name="Opstartmenu" draw:style-name="gr2" draw:text-style-name="P104" svg:width="6.002cm" svg:height="0.6cm" draw:control="control11"><svg:title>Opstartmenu</svg:title><svg:desc>Toets voor het opstartmenu ("bootmenu")</svg:desc></draw:control></text:span><text:span text:style-name="T288"><text:tab/></text:span><text:span text:style-name="T299">[</text:span><text:span text:style-name="T295">to</text:span><text:span text:style-name="T300">ets voor het opstartmedium</text:span><text:span text:style-name="T301">]</text:span></text:p>
      <text:p text:style-name="P30"><text:span text:style-name="Definition"><text:span text:style-name="T292">i</text:span></text:span><text:span text:style-name="Definition"><text:span text:style-name="T293">nstellingen</text:span></text:span><text:span text:style-name="T294"><text:tab/> <text:tab/><text:tab/></text:span><text:span text:style-name="T294"><draw:control text:anchor-type="as-char" svg:y="-0.429cm" draw:z-index="6" draw:name="Instellingen" draw:style-name="gr2" draw:text-style-name="P104" svg:width="6.002cm" svg:height="0.6cm" draw:control="control7"><svg:title>Instellingen</svg:title><svg:desc>Toets voor het BIOS/UEFI-scherm ("setup")</svg:desc></draw:control></text:span><text:span text:style-name="T294"><text:tab/></text:span><text:span text:style-name="T299">[</text:span><text:span text:style-name="T295">toets voor het UEFI-BIOS-scherm</text:span><text:span text:style-name="T299">]</text:span></text:p>
      <text:p text:style-name="P28"><text:span text:style-name="Definition"><text:span text:style-name="T304">g</text:span></text:span><text:span text:style-name="Definition"><text:span text:style-name="T303">ebruiker</text:span></text:span><text:span text:style-name="Definition"><text:span text:style-name="T305">2</text:span></text:span><text:span text:style-name="T302"><text:tab/></text:span><text:span text:style-name="T314"> <text:tab/><text:tab/></text:span><text:span text:style-name="T288"><draw:control text:anchor-type="as-char" svg:y="-0.429cm" draw:z-index="16" draw:name="Gebruiker 1" draw:style-name="gr2" draw:text-style-name="P104" svg:width="6.002cm" svg:height="0.6cm" draw:control="control17"><svg:title>Gebruiker</svg:title><svg:desc>Volledige naam, bijv. Jan Stek</svg:desc></draw:control></text:span><text:span text:style-name="T288"><text:tab/></text:span><text:span text:style-name="T289">[</text:span><text:span text:style-name="T284">volledige naam </text:span><text:span text:style-name="T285">evt. 2</text:span><text:span text:style-name="T316">e</text:span><text:span text:style-name="T285"> gebruiker</text:span><text:span text:style-name="T286">]</text:span></text:p>
      <text:p text:style-name="P66"><text:span text:style-name="Definition"><text:span text:style-name="T304">g</text:span></text:span><text:span text:style-name="Definition"><text:span text:style-name="T303">ebruikersnaam</text:span></text:span><text:span text:style-name="Definition"><text:span text:style-name="T305">2</text:span></text:span><text:span text:style-name="T303"><text:tab/></text:span><text:span text:style-name="T282"><draw:control text:anchor-type="as-char" svg:y="-0.429cm" draw:z-index="17" draw:name="Gberuikersnaam 1" draw:style-name="gr2" draw:text-style-name="P104" svg:width="6.002cm" svg:height="0.6cm" draw:control="control18"><svg:title>Gebruikersnaam</svg:title><svg:desc>Korte naam, bijv. jan</svg:desc></draw:control></text:span><text:span text:style-name="T282"><text:tab/></text:span><text:span text:style-name="T307">[</text:span><text:span text:style-name="T306">korte naam</text:span><text:span text:style-name="T308"> </text:span><text:span text:style-name="T309">evt. 2</text:span><text:span text:style-name="T317">e</text:span><text:span text:style-name="T309"> gebruiker</text:span><text:span text:style-name="T310">]</text:span></text:p>
      <text:p text:style-name="P32"><text:span text:style-name="T229">Vervang </text:span><text:span text:style-name="T234">de</text:span><text:span text:style-name="T229"> </text:span><text:span text:style-name="Definition"><text:span text:style-name="T22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1"> </text:span></text:span><text:span text:style-name="Strong_20_Emphasis"><text:span text:style-name="T82">tekstvak</text:span></text:span><text:span text:style-name="T229">.</text:span></text:p>
      <text:p text:style-name="P35"/>
      <text:p text:style-name="P35"/>
      <text:p text:style-name="P29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migratie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2"> onder </text:span><text:span text:style-name="T240">Linux</text:span><text:span text:style-name="T233">.</text:span></text:p>
      <text:p text:style-name="P21"><text:span text:style-name="T216">Nieuwe installatie?</text:span><text:span text:style-name="T211"><text:tab/></text:span><text:span text:style-name="T213"></text:span><text:span text:style-name="T215"><text:tab/></text:span><text:span text:style-name="T214">B</text:span><text:span text:style-name="T211">egin bij hoofdstuk </text:span><text:span text:style-name="T216"><text:bookmark-ref text:reference-format="page" text:ref-name="__RefNumPara__4009_1271708128">2</text:bookmark-ref></text:span><text:span text:style-name="T216"><text:s text:c="2"/></text:span><text:span text:style-name="T217"><text:bookmark-ref text:reference-format="text" text:ref-name="__RefNumPara__4009_1271708128">Installatie uitvoeren</text:bookmark-ref></text:span><text:span text:style-name="T212">.</text:span></text:p>
      <text:p text:style-name="P33"><text:span text:style-name="Strong_20_Emphasis"><text:span text:style-name="T239"/></text:span></text:p>
      <text:p text:style-name="P33"><text:span text:style-name="Strong_20_Emphasis"><text:span text:style-name="T239"/></text:span></text:p>
      <text:list xml:id="list4189933782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0" draw:name="Vorm3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9" draw:name="Vorm 2" draw:style-name="gr1" draw:text-style-name="P103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4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7"><text:note text:id="ftn2" text:note-class="footnote"><text:note-citation>2</text:note-citation><text:note-body><text:p text:style-name="P22"><text:span text:style-name="T177">E</text:span><text:span text:style-name="T180">v</text:span><text:span text:style-name="T181">en</text:span><text:span text:style-name="T183">t</text:span><text:span text:style-name="T184">uele </text:span><text:span text:style-name="T185">extra </text:span><text:span text:style-name="Definition"><text:span text:style-name="T322">gebruiker</text:span></text:span><text:span text:style-name="T185">s aanmelden </text:span><text:span text:style-name="T186">en dezelfde stappen uitvoeren</text:span><text:span text:style-name="T182">.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1" draw:name="Vorm4" draw:style-name="gr1" draw:text-style-name="P10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20" draw:name="Vorm 3" draw:style-name="gr1" draw:text-style-name="P103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71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5">karelzimmer.nl</text:span></text:span></text:a><text:span text:style-name="Strong_20_Emphasis"><text:span text:style-name="T202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5"><text:span text:style-name="Strong_20_Emphasis"><text:span text:style-name="T89">T</text:span></text:span><text:span text:style-name="Strong_20_Emphasis"><text:span text:style-name="T52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1">ruk op de </text:span></text:span><text:span text:style-name="Strong_20_Emphasis"><text:span text:style-name="T63">Super</text:span></text:span><text:span text:style-name="Strong_20_Emphasis"><text:span text:style-name="T51">-toets</text:span></text:span><text:span text:style-name="Strong_20_Emphasis"><text:span text:style-name="T51"><text:note text:id="ftn4" text:note-class="footnote"><text:note-citation>4</text:note-citation><text:note-body><text:p text:style-name="P23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0"> </text:span></text:span><text:span text:style-name="Strong_20_Emphasis"><text:span text:style-name="T89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6">.</text:span></text:span><text:span text:style-name="Strong_20_Emphasis"><text:span text:style-name="T53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58">z</text:span></text:span><text:span text:style-name="Strong_20_Emphasis"><text:span text:style-name="T53">e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21" draw:name="Vorm 6" draw:style-name="gr1" draw:text-style-name="P103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0">Bereid de installatie voor</text:span></text:span><text:span text:style-name="Strong_20_Emphasis"><text:span text:style-name="T48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5"><text:span text:style-name="Strong_20_Emphasis"><text:span text:style-name="T52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6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</text:span></text:span><text:span text:style-name="Strong_20_Emphasis"><text:span text:style-name="T95">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65">K</text:span></text:span><text:span text:style-name="Strong_20_Emphasis"><text:span text:style-name="T66">ie</text:span></text:span><text:span text:style-name="Strong_20_Emphasis"><text:span text:style-name="T67">s</text:span></text:span><text:span text:style-name="Strong_20_Emphasis"><text:span text:style-name="T61"> </text:span></text:span><text:span text:style-name="Strong_20_Emphasis"><text:span text:style-name="T126">1</text:span></text:span><text:span text:style-name="Strong_20_Emphasis"><text:span text:style-name="T127"> - </text:span></text:span><text:span text:style-name="Strong_20_Emphasis"><text:span text:style-name="T128">In</text:span></text:span><text:span text:style-name="Strong_20_Emphasis"><text:span text:style-name="T121">stallatie voorberei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9"/>
      <text:list xml:id="list101335698134012" text:continue-numbering="true" text:style-name="L1">
        <text:list-item>
          <text:p text:style-name="P100"><text:bookmark-start text:name="__RefNumPara__4009_1271708128"/>Installatie uitvoeren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256">Start de computer op vanaf </text:span><text:span text:style-name="T257">een </text:span><text:span text:style-name="T249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52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58">Live</text:span><text:span text:style-name="T140"><text:note text:id="ftn5" text:note-class="footnote"><text:note-citation>1</text:note-citation><text:note-body><text:p text:style-name="P25"><text:span text:style-name="T318">Vanaf ee</text:span>n Live <text:span text:style-name="T337">usb</text:span><text:span text:style-name="T320">-stick </text:span><text:span text:style-name="T326">(</text:span><text:span text:style-name="T320">of </text:span><text:span text:style-name="T326">dvd</text:span><text:span text:style-name="T262">)</text:span><text:span text:style-name="T321"> </text:span>kunt <text:span text:style-name="T318">u opstarten en</text:span> met <text:span text:style-name="T278"><text:user-field-get text:name="Distro">Debian</text:user-field-get></text:span><text:span text:style-name="T279"><text:s/></text:span>werken zonder deze te installeren.</text:p></text:note-body></text:note></text:span><text:span text:style-name="T139"> </text:span><text:span text:style-name="T144">usb</text:span><text:span text:style-name="T141">-stick</text:span><text:span text:style-name="T141"><text:note text:id="ftn6" text:note-class="footnote"><text:note-citation>2</text:note-citation><text:note-body><text:p text:style-name="P97"><text:span text:style-name="Strong_20_Emphasis"><text:span text:style-name="T162">In een grafische werkomgeving:<text:line-break/></text:span></text:span><text:span text:style-name="T15">D</text:span><text:span text:style-name="Strong_20_Emphasis"><text:span text:style-name="T149">ow</text:span></text:span><text:span text:style-name="Strong_20_Emphasis"><text:span text:style-name="T150">nload </text:span></text:span><text:span text:style-name="Strong_20_Emphasis"><text:span text:style-name="T147">e</text:span></text:span><text:span text:style-name="Strong_20_Emphasis"><text:span text:style-name="T151">e</text:span></text:span><text:span text:style-name="Strong_20_Emphasis"><text:span text:style-name="T152">n</text:span></text:span><text:span text:style-name="Strong_20_Emphasis"><text:span text:style-name="T176"> </text:span></text:span><text:span text:style-name="Strong_20_Emphasis"><text:span text:style-name="T205">cd</text:span></text:span><text:span text:style-name="Strong_20_Emphasis"><text:span text:style-name="T199">-beeldbestand</text:span></text:span><text:span text:style-name="Strong_20_Emphasis"><text:span text:style-name="T150"> </text:span></text:span><text:span text:style-name="Strong_20_Emphasis"><text:span text:style-name="T160">(.iso) </text:span></text:span><text:span text:style-name="Strong_20_Emphasis"><text:span text:style-name="T153">v</text:span></text:span><text:span text:style-name="Strong_20_Emphasis"><text:span text:style-name="T154">anaf</text:span></text:span><text:span text:style-name="Strong_20_Emphasis"><text:span text:style-name="T155"> </text:span></text:span><text:a xlink:type="simple" xlink:href="https://www.debian.org/CD/live/" text:style-name="Internet_20_link" text:visited-style-name="Visited_20_Internet_20_Link"><text:span text:style-name="Strong_20_Emphasis"><text:span text:style-name="T323">debian.org/cd/live</text:span></text:span></text:a><text:span text:style-name="Strong_20_Emphasis"><text:span text:style-name="T155">, </text:span></text:span><text:span text:style-name="Strong_20_Emphasis"><text:span text:style-name="T161">klik onder </text:span></text:span><text:span text:style-name="Strong_20_Emphasis"><text:span text:style-name="T167">DVD/USB</text:span></text:span><text:span text:style-name="Strong_20_Emphasis"><text:span text:style-name="T161"> op </text:span></text:span><text:span text:style-name="Strong_20_Emphasis"><text:span text:style-name="T167">amd64</text:span></text:span><text:span text:style-name="Strong_20_Emphasis"><text:span text:style-name="T161">.</text:span></text:span><text:span text:style-name="Strong_20_Emphasis"><text:span text:style-name="T155"><text:line-break/></text:span></text:span><text:span text:style-name="Strong_20_Emphasis"><text:span text:style-name="T158">K</text:span></text:span><text:span text:style-name="Strong_20_Emphasis"><text:span text:style-name="T159">lik op</text:span></text:span><text:span text:style-name="Strong_20_Emphasis"><text:span text:style-name="T156"> </text:span></text:span><text:span text:style-name="T164">debian-live-1</text:span><text:span text:style-name="T167">2</text:span><text:span text:style-name="T164">.</text:span><text:span text:style-name="T168">x</text:span><text:span text:style-name="T164">.</text:span><text:span text:style-name="T168">y</text:span><text:span text:style-name="T165">-</text:span><text:span text:style-name="T164">amd64-</text:span><text:span text:style-name="T165">gnome</text:span><text:span text:style-name="T166">.iso</text:span><text:span text:style-name="Strong_20_Emphasis"><text:span text:style-name="T150">.<text:line-break/></text:span></text:span><text:span text:style-name="Strong_20_Emphasis"><text:span text:style-name="T157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7"><text:span text:style-name="T15"><text:tab/></text:span><text:span text:style-name="Strong_20_Emphasis"><text:span text:style-name="T187">Zoek</text:span></text:span><text:span text:style-name="Strong_20_Emphasis"><text:span text:style-name="T188"> </text:span></text:span><text:span text:style-name="Strong_20_Emphasis"><text:span text:style-name="T207">s</text:span></text:span><text:span text:style-name="Strong_20_Emphasis"><text:span text:style-name="T208">ch</text:span></text:span><text:span text:style-name="Strong_20_Emphasis"><text:span text:style-name="T188"> en klik op het pictogram van</text:span></text:span><text:span text:style-name="Strong_20_Emphasis"><text:span text:style-name="T189"> </text:span></text:span><text:span text:style-name="Strong_20_Emphasis"><text:span text:style-name="T210">Schijven</text:span></text:span><text:span text:style-name="Strong_20_Emphasis"><text:span text:style-name="T190">. Selecteer de </text:span></text:span><text:span text:style-name="Strong_20_Emphasis"><text:span text:style-name="T206">usb</text:span></text:span><text:span text:style-name="Strong_20_Emphasis"><text:span text:style-name="T190">-stick in de lijst van schijven aan de linkerkant en klik rechtsboven op </text:span></text:span><text:span text:style-name="Strong_20_Emphasis"><text:span text:style-name="T209">Schijfinstellingen</text:span></text:span><text:span text:style-name="Strong_20_Emphasis"><text:span text:style-name="T190"> </text:span></text:span><text:span text:style-name="Strong_20_Emphasis"><text:span text:style-name="T209">⋮</text:span></text:span><text:span text:style-name="Strong_20_Emphasis"><text:span text:style-name="T190"> (icoontje met de drie puntjes).</text:span></text:span></text:p><text:p text:style-name="P72"><text:span text:style-name="Strong_20_Emphasis"><text:span text:style-name="T190"><text:tab/>Kies </text:span></text:span><text:span text:style-name="Strong_20_Emphasis"><text:span text:style-name="T209">Schijfkopie terugzetten</text:span></text:span><text:span text:style-name="Strong_20_Emphasis"><text:span text:style-name="T190"> en selecteer </text:span></text:span><text:span text:style-name="Strong_20_Emphasis"><text:span text:style-name="T201">het net</text:span></text:span><text:span text:style-name="Strong_20_Emphasis"><text:span text:style-name="T199"> gedownloade </text:span></text:span><text:span text:style-name="Strong_20_Emphasis"><text:span text:style-name="T205">cd</text:span></text:span><text:span text:style-name="Strong_20_Emphasis"><text:span text:style-name="T199">-beeldbestand </text:span></text:span><text:span text:style-name="Strong_20_Emphasis"><text:span text:style-name="T200">(.iso)</text:span></text:span><text:span text:style-name="Strong_20_Emphasis"><text:span text:style-name="T199">.</text:span></text:span></text:p><text:p text:style-name="P67"><text:span text:style-name="Strong_20_Emphasis"><text:span text:style-name="T190"><text:tab/>Klik op </text:span></text:span><text:span text:style-name="Strong_20_Emphasis"><text:span text:style-name="T209">Terugzetten starten</text:span></text:span><text:span text:style-name="Strong_20_Emphasis"><text:span text:style-name="T190"> en vervolgens op </text:span></text:span><text:span text:style-name="Strong_20_Emphasis"><text:span text:style-name="T209">Terugzetten</text:span></text:span><text:span text:style-name="Strong_20_Emphasis"><text:span text:style-name="T191">.<text:line-break/></text:span></text:span><text:span text:style-name="Strong_20_Emphasis"><text:span text:style-name="T203">O</text:span></text:span><text:span text:style-name="Strong_20_Emphasis"><text:span text:style-name="T192">f </text:span></text:span><text:span text:style-name="Strong_20_Emphasis"><text:span text:style-name="T193">gebruik </text:span></text:span><text:span text:style-name="Strong_20_Emphasis"><text:span text:style-name="T194">het programma </text:span></text:span><text:span text:style-name="Strong_20_Emphasis"><text:span text:style-name="T178">Etche</text:span></text:span><text:span text:style-name="Strong_20_Emphasis"><text:span text:style-name="T179">r</text:span></text:span><text:span text:style-name="Strong_20_Emphasis"><text:span text:style-name="T194"> </text:span></text:span><text:span text:style-name="Strong_20_Emphasis"><text:span text:style-name="T195">(</text:span></text:span><text:a xlink:type="simple" xlink:href="https://www.balena.io/etcher/" text:style-name="Internet_20_link" text:visited-style-name="Visited_20_Internet_20_Link"><text:span text:style-name="Strong_20_Emphasis"><text:span text:style-name="T324">etcher.io</text:span></text:span></text:a><text:span text:style-name="Strong_20_Emphasis"><text:span text:style-name="T195">) </text:span></text:span><text:span text:style-name="Strong_20_Emphasis"><text:span text:style-name="T204">dat </text:span></text:span><text:span text:style-name="Strong_20_Emphasis"><text:span text:style-name="T192">beschikbaar </text:span></text:span><text:span text:style-name="Strong_20_Emphasis"><text:span text:style-name="T204">is </text:span></text:span><text:span text:style-name="Strong_20_Emphasis"><text:span text:style-name="T192">voor </text:span></text:span><text:span text:style-name="Strong_20_Emphasis"><text:span text:style-name="T190">Windows, </text:span></text:span><text:span text:style-name="Strong_20_Emphasis"><text:span text:style-name="T196">mac</text:span></text:span><text:span text:style-name="Strong_20_Emphasis"><text:span text:style-name="T197">OS</text:span></text:span><text:span text:style-name="Strong_20_Emphasis"><text:span text:style-name="T194">, </text:span></text:span><text:span text:style-name="Strong_20_Emphasis"><text:span text:style-name="T195">en </text:span></text:span><text:span text:style-name="Strong_20_Emphasis"><text:span text:style-name="T194">Linux</text:span></text:span><text:span text:style-name="Strong_20_Emphasis"><text:span text:style-name="T198">.</text:span></text:span></text:p></text:note-body></text:note></text:span><text:span text:style-name="T139"> </text:span><text:span text:style-name="T145">of dvd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93"><text:span text:style-name="T142">Opstart/</text:span><text:span text:style-name="T143">bootmenu</text:span><text:span text:style-name="T142"> </text:span><text:span text:style-name="T139">via </text:span><text:span text:style-name="Definition"><text:span text:style-name="T5">opstartmenu</text:span></text:span><text:span text:style-name="T139"> </text:span><text:span text:style-name="T146">en </text:span><text:span text:style-name="T142">instellingen/</text:span><text:span text:style-name="T143">setup</text:span><text:span text:style-name="T139"> via </text:span><text:span text:style-name="Definition"><text:span text:style-name="T5">instellingen</text:span>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46"/></text:span></text:p>
          </table:table-cell>
          <table:table-cell table:style-name="_32_._5f_Installatie_5f_uitvoeren.C3" office:value-type="string">
            <text:p text:style-name="P48"><text:span text:style-name="Strong_20_Emphasis"><text:span text:style-name="T99">D</text:span></text:span><text:span text:style-name="Strong_20_Emphasis"><text:span text:style-name="T96">ruk op de </text:span></text:span><text:span text:style-name="Strong_20_Emphasis"><text:span text:style-name="T97">Enter</text:span></text:span><text:span text:style-name="Strong_20_Emphasis"><text:span text:style-name="T96">-toets </text:span></text:span><text:span text:style-name="Strong_20_Emphasis"><text:span text:style-name="T99">(</text:span></text:span><text:span text:style-name="Strong_20_Emphasis"><text:span text:style-name="T115">Live </text:span></text:span><text:span text:style-name="Strong_20_Emphasis"><text:span text:style-name="T116">system (amd64)</text:span></text:span><text:span text:style-name="Strong_20_Emphasis"><text:span text:style-name="T99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6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4"><draw:control text:anchor-type="as-char" draw:z-index="13" draw:name="Vorm13_1" draw:style-name="gr1" draw:text-style-name="P103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2"><text:span text:style-name="Strong_20_Emphasis"><text:span text:style-name="T38">Start de installatie</text:span></text:span><text:span text:style-name="Strong_20_Emphasis"><text:span text:style-name="T101"> </text:span></text:span><text:span text:style-name="Strong_20_Emphasis"><text:span text:style-name="T48">via </text:span></text:span><text:span text:style-name="Strong_20_Emphasis"><text:span text:style-name="T50">een </text:span></text:span><text:span text:style-name="Strong_20_Emphasis"><text:span text:style-name="T70">klik op </text:span></text:span><text:span text:style-name="Strong_20_Emphasis"><text:span text:style-name="T109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10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88"><text:span text:style-name="T340">Indien</text:span> gevraagd, typ wachtwoord <text:span text:style-name="T339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4"><draw:control text:anchor-type="as-char" draw:z-index="18" draw:name="Vorm13_ 1" draw:style-name="gr1" draw:text-style-name="P103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91"><text:span text:style-name="Strong_20_Emphasis"><text:span text:style-name="T38">Bij </text:span></text:span><text:span text:style-name="Strong_20_Emphasis"><text:span text:style-name="T117">Welcome</text:span></text:span><text:span text:style-name="Strong_20_Emphasis"><text:span text:style-name="T38"> kies </text:span></text:span><text:span text:style-name="Strong_20_Emphasis"><text:span text:style-name="T117">Nederlands</text:span></text:span><text:span text:style-name="Strong_20_Emphasis"><text:span text:style-name="T38"> en klik op </text:span></text:span><text:span text:style-name="Strong_20_Emphasis"><text:span text:style-name="T117">V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6"/></text:span></text:p>
          </table:table-cell>
          <table:table-cell table:style-name="_32_._5f_Installatie_5f_uitvoeren.C13" office:value-type="string">
            <text:p text:style-name="P19">Bij <text:span text:style-name="T319">Locatie</text:span> kies bij <text:span text:style-name="T319">Regio</text:span> voor <text:span text:style-name="T319">Europa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6"/></text:span></text:p>
          </table:table-cell>
          <table:table-cell table:style-name="_32_._5f_Installatie_5f_uitvoeren.C14" office:value-type="string">
            <text:p text:style-name="P19">Bij <text:span text:style-name="T319">Toetsenbord</text:span> kies <text:span text:style-name="T319">English (US)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3" draw:name="Vorm13" draw:style-name="gr1" draw:text-style-name="P103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0"><text:span text:style-name="Strong_20_Emphasis"><text:span text:style-name="T98">Bij </text:span></text:span><text:span text:style-name="Strong_20_Emphasis"><text:span text:style-name="T114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7" office:value-type="string">
            <text:p text:style-name="P89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8">Wat is je naam?</text:span></text:span><text:span text:style-name="Strong_20_Emphasis"><text:span text:style-name="T40"> </text:span></text:span><text:span text:style-name="Definition"><text:span text:style-name="T9">gebruiker</text:span></text:span><text:span text:style-name="Strong_20_Emphasis"><text:span text:style-name="T91">,</text:span></text:span><text:span text:style-name="Strong_20_Emphasis"><text:span text:style-name="T92"><text:line-break/></text:span></text:span><text:span text:style-name="Strong_20_Emphasis"><text:span text:style-name="T118">Welke naam wil je gebruiken om in te loggen?</text:span></text:span><text:span text:style-name="Strong_20_Emphasis"><text:span text:style-name="T4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8">,<text:line-break/></text:span></text:span><text:span text:style-name="Strong_20_Emphasis"><text:span text:style-name="T119">Wat is de </text:span></text:span><text:span text:style-name="Strong_20_Emphasis"><text:span text:style-name="T118">naam van deze </text:span></text:span><text:span text:style-name="Strong_20_Emphasis"><text:span text:style-name="T119">computer</text:span></text:span><text:span text:style-name="Strong_20_Emphasis"><text:span text:style-name="T42"> </text:span></text:span><text:span text:style-name="Definition"><text:span text:style-name="T9">computernaam</text:span></text:span><text:span text:style-name="Strong_20_Emphasis"><text:span text:style-name="T40">,</text:span></text:span></text:p>
            <text:p text:style-name="P89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20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103">,</text:span></text:span><text:span text:style-name="Strong_20_Emphasis"><text:span text:style-name="T40"> </text:span></text:span><text:span text:style-name="Strong_20_Emphasis"><text:span text:style-name="T44">en </text:span></text:span><text:span text:style-name="Strong_20_Emphasis"><text:span text:style-name="T40">kl</text:span></text:span><text:span text:style-name="Strong_20_Emphasis"><text:span text:style-name="T37">ik op </text:span></text:span><text:span text:style-name="Strong_20_Emphasis"><text:span text:style-name="T122">V</text:span></text:span><text:span text:style-name="Strong_20_Emphasis"><text:span text:style-name="T123">olgende</text:span></text:span><text:span text:style-name="Strong_20_Emphasis"><text:span text:style-name="T37">.</text:span></text:span></text:p>
          </table:table-cell>
        </table:table-row>
      </table:table>
      <text:p text:style-name="P50"><text:span text:style-name="Strong_20_Emphasis"><text:span text:style-name="T102"/></text:span></text:p>
      <text:list xml:id="list101334507889120" text:continue-numbering="true" text:style-name="L1">
        <text:list-item>
          <text:p text:style-name="P102"><text:span text:style-name="Strong_20_Emphasis"><text:span text:style-name="T133">Installatie </text:span></text:span><text:span text:style-name="Strong_20_Emphasis"><text:span text:style-name="T134">afronden</text:span></text:span></text:p>
        </text:list-item>
      </text:list>
      <text:p text:style-name="P51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4" draw:name="Vorm22" draw:style-name="gr1" draw:text-style-name="P10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><text:span text:style-name="Strong_20_Emphasis"><text:span text:style-name="T93"/></text:span></text:p>
          </table:table-cell>
          <table:table-cell table:style-name="_33_._5f_Installatie_5f_afronden.C3" office:value-type="string">
            <text:p text:style-name="P9"><text:span text:style-name="Strong_20_Emphasis">Volg de aanwijzingen op de </text:span><text:span text:style-name="Strong_20_Emphasis"><text:span text:style-name="T32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4"><draw:control text:anchor-type="as-char" draw:z-index="12" draw:name="Vorm4_1" draw:style-name="gr1" draw:text-style-name="P103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7" text:note-class="footnote"><text:note-citation>1</text:note-citation><text:note-body><text:p text:style-name="P69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5">karelzimmer.nl</text:span></text:span></text:a><text:span text:style-name="Strong_20_Emphasis"><text:span text:style-name="T202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4"><text:span text:style-name="Strong_20_Emphasis"><text:span text:style-name="T52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8" text:note-class="footnote"><text:note-citation>2</text:note-citation><text:note-body><text:p text:style-name="P24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6"/></text:span></text:p>
          </table:table-cell>
          <table:table-cell table:style-name="_33_._5f_Installatie_5f_afronden.C7" office:value-type="string">
            <text:p text:style-name="P56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3">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5" draw:name="Vorm33" draw:style-name="gr1" draw:text-style-name="P103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4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4"><text:span text:style-name="Strong_20_Emphasis"><text:span text:style-name="T88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6"/></text:span></text:p>
          </table:table-cell>
          <table:table-cell table:style-name="_33_._5f_Installatie_5f_afronden.C15" office:value-type="string">
            <text:p text:style-name="P58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3 - </text:span></text:span><text:span text:style-name="Strong_20_Emphasis"><text:span text:style-name="T130">Installatie</text:span></text:span><text:span text:style-name="Strong_20_Emphasis"><text:span text:style-name="T131"> </text:span></text:span><text:span text:style-name="Strong_20_Emphasis"><text:span text:style-name="T132">afron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51"><text:span text:style-name="Strong_20_Emphasis"><text:span text:style-name="T45"><text:tab/></text:span></text:span></text:p>
      <text:p text:style-name="P52"><text:span text:style-name="Strong_20_Emphasis"><text:span text:style-name="T61"><text:tab/></text:span></text:span></text:p>
      <text:list xml:id="list101335408043210" text:continue-numbering="true" text:style-name="L1">
        <text:list-item>
          <text:p text:style-name="P101"><text:span text:style-name="Strong_20_Emphasis"><text:span text:style-name="T2">Gebruiker inrichten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4" draw:name="Vorm36_0" draw:style-name="gr1" draw:text-style-name="P103" svg:width="0.35cm" svg:height="0.35cm" draw:control="control15"/></text:span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22" draw:name="Vorm36_ 1" draw:style-name="gr1" draw:text-style-name="P103" svg:width="0.35cm" svg:height="0.35cm" draw:control="control23"/></text:span></text:span></text:p>
          </table:table-cell>
          <table:table-cell table:style-name="Tabel2.D1" office:value-type="string">
            <text:p text:style-name="P44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7"><text:note text:id="ftn9" text:note-class="footnote"><text:note-citation>1</text:note-citation><text:note-body><text:p text:style-name="P64"><text:span text:style-name="User_20_Entry"><text:span text:style-name="T148">E</text:span></text:span><text:span text:style-name="User_20_Entry"><text:span text:style-name="T169">v</text:span></text:span><text:span text:style-name="User_20_Entry"><text:span text:style-name="T170">en</text:span></text:span><text:span text:style-name="User_20_Entry"><text:span text:style-name="T172">t</text:span></text:span><text:span text:style-name="User_20_Entry"><text:span text:style-name="T173">uele </text:span></text:span><text:span text:style-name="User_20_Entry"><text:span text:style-name="T174">extra </text:span></text:span><text:span text:style-name="Definition"><text:span text:style-name="T322">gebruiker</text:span></text:span><text:span text:style-name="User_20_Entry"><text:span text:style-name="T174">s aanmelden </text:span></text:span><text:span text:style-name="User_20_Entry"><text:span text:style-name="T175">en dezelfde stappen uitvoeren</text:span></text:span><text:span text:style-name="User_20_Entry"><text:span text:style-name="T171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8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2">welkomst</text:span></text:span><text:span text:style-name="Strong_20_Emphasis"><text:span text:style-name="T35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15" draw:name="Vorm36_2" draw:style-name="gr1" draw:text-style-name="P103" svg:width="0.35cm" svg:height="0.35cm" draw:control="control16"/></text:span></text:span></text:p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23" draw:name="Vorm36_ 2" draw:style-name="gr1" draw:text-style-name="P103" svg:width="0.35cm" svg:height="0.35cm" draw:control="control24"/></text:span></text:span></text:p>
          </table:table-cell>
          <table:table-cell table:style-name="Tabel2.D5" office:value-type="string">
            <text:p text:style-name="P43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9"><text:span text:style-name="Strong_20_Emphasis"><text:span text:style-name="T86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10" text:note-class="footnote"><text:note-citation>2</text:note-citation><text:note-body><text:p text:style-name="P24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5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4 - </text:span></text:span><text:span text:style-name="Strong_20_Emphasis"><text:span text:style-name="T112">Gebruiker inricht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0"/>
      <text:p text:style-name="P6"/>
      <text:p text:style-name="P73"><text:span text:style-name="T135">E</text:span><text:span text:style-name="T136">inde c</text:span><text:span text:style-name="T137">hecklist, </text:span><text:span text:style-name="T138">d</text:span><text:span text:style-name="T137">e</text:span><text:span text:style-name="T246"> installatie van </text:span><text:span text:style-name="T246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48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46">is voltooid.</text:span></text:p>
      <text:p text:style-name="P40"/>
      <text:p text:style-name="P34"><text:span text:style-name="Emphasis"><text:span text:style-name="T33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1">Karel Zimmer</text:span></text:span></text:a><text:span text:style-name="Emphasis"><text:span text:style-name="T33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3">CC0 1.0 Universeel</text:span></text:span></text:a><text:span text:style-name="Emphasis"><text:span text:style-name="T330">,</text:span></text:span><text:span text:style-name="Emphasis"><text:span text:style-name="T332"> </text:span></text:span><text:span text:style-name="Strong_20_Emphasis"><text:span text:style-name="T61"><text:user-field-get text:name="Releaseyear">2023</text:user-field-get></text:span></text:span><text:span text:style-name="Emphasis"><text:span text:style-name="T33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09T10:13:33.961239997">09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10:13:33.763106402</dc:date>
    <meta:keyword>Installatie</meta:keyword>
    <meta:keyword>Checklist</meta:keyword>
    <meta:keyword>Linux</meta:keyword>
    <meta:editing-cycles>6823</meta:editing-cycles>
    <meta:editing-duration>P12DT2H30M38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695" meta:character-count="4732" meta:non-whitespace-character-count="4087"/>
    <meta:user-defined meta:name="Info 1"/>
    <meta:user-defined meta:name="Info 2"/>
    <meta:user-defined meta:name="Info 3"/>
    <meta:user-defined meta:name="Info 4"/>
  </office:meta>
</office:document-meta>
</file>